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80000001E0E06FB4B3B54E1B39.png" manifest:media-type="image/png"/>
  <manifest:file-entry manifest:full-path="Pictures/10000000000004B000000640BA3D378BE593C71F.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paragraph-rsid="001fd12a"/>
    </style:style>
    <style:style style:name="P3" style:family="paragraph" style:parent-style-name="Text_20_body">
      <style:paragraph-properties fo:break-before="page"/>
      <style:text-properties officeooo:rsid="001fd12a" officeooo:paragraph-rsid="001fd12a"/>
    </style:style>
    <style:style style:name="P4" style:family="paragraph" style:parent-style-name="Standard" style:master-page-name="Right_20_Page">
      <style:paragraph-properties fo:text-align="center" style:justify-single-word="false" style:page-number="auto"/>
      <style:text-properties officeooo:paragraph-rsid="001cde59"/>
    </style:style>
    <style:style style:name="T1" style:family="text">
      <style:text-properties text:display="none"/>
    </style:style>
    <style:style style:name="T2" style:family="text">
      <style:text-properties fo:background-color="#ff4000" loext:char-shading-value="0"/>
    </style:style>
    <style:style style:name="T3" style:family="text">
      <style:text-properties fo:font-size="18pt" fo:font-weight="bold" officeooo:rsid="00235673" style:font-size-asian="18pt" style:font-weight-asian="bold" style:font-size-complex="18pt" style:font-weight-complex="bold"/>
    </style:style>
    <style:style style:name="T4" style:family="text">
      <style:text-properties fo:background-color="#ffff00" loext:char-shading-value="0"/>
    </style:style>
    <style:style style:name="T5" style:family="text">
      <style:text-properties fo:background-color="#ffff00" loext:char-shading-value="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left" style:number-wrapped-paragraphs="no-limit" style:wrap-contour="fals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tracked-changes text:track-changes="false">
        <text:changed-region xml:id="ct174778632240" text:id="ct174778632240">
          <text:deletion>
            <office:change-info>
              <dc:creator>Unknown Author</dc:creator>
              <dc:date>2022-05-02T20:48:17</dc:date>
            </office:change-info>
            <text:p text:style-name="P4">
              <text:span text:style-name="T3">‍‍</text:span>
              <draw:frame draw:style-name="fr2" draw:name="Image54" text:anchor-type="char" svg:x="0.173cm" svg:y="3.517cm" svg:width="0cm" style:rel-width="100%" svg:height="0cm" style:rel-height="scale" draw:z-index="4">
                <draw:image xlink:href="Pictures/1000000100000280000001E0E06FB4B3B54E1B39.png" xlink:type="simple" xlink:show="embed" xlink:actuate="onLoad" draw:mime-type="image/png"/>
              </draw:frame>
              <text:span text:style-name="T3">‍‍</text:span>
            </text:p>
          </text:deletion>
        </text:changed-region>
        <text:changed-region xml:id="ct174778622160" text:id="ct174778622160">
          <text:format-change>
            <office:change-info>
              <dc:creator>Unknown Author</dc:creator>
              <dc:date>2020-04-19T12:21:01</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change text:change-id="ct174778632240"/>tellus orci ac auctor augue. N.<text:note text:id="ftn1" text:note-class="footnote"><text:note-citation>1</text:note-citation><text:note-body><text:p text:style-name="P3">Vitae congue mauris rhoncus aenean vel elit scelerisque mauris pellentesque.</text:p></text:note-body></text:note>ulla at volutpat diam ut venenatis tellus in metus. Odio ut enim blandit volutpat maecenas volutpat. Id diam maecenas ultricies mi eget mauris pharetra. Elementum eu facilisis sed odio. Sapien faucibus et molestie ac feugiat sed. Ac tortor vitae purus faucibus. Consequat nisl vel pretium lectus quam id. Sodales ut eu sem integer.</text:p>
      <text:p text:style-name="P2">Metus vulputate eu scelerisque felis imperdiet proin fermentum leo vel. Ultricies mi quis hendrerit dolor magna eget est lorem ipsum. Nisi quis eleifend quam adipiscing.<text:note text:id="ftn2" text:note-class="footnote"><text:note-citation>2</text:note-citation><text:note-body><text:p text:style-name="P3">Vitae congue mauris rhoncus aenean vel elit scelerisque mauris pellentesque.</text:p></text:note-body></text:note>. Lectus nulla at volutpat diam ut venenatis tellus. Sit amet mattis vulputate enim nulla aliquet porttitor lacus. Porttitor rhoncus dolor purus non. Sit <draw:frame draw:style-name="fr2" draw:name="Image3" text:anchor-type="char" svg:x="-0.039cm" svg:y="4.738cm" svg:width="14.019cm" style:rel-width="70%" svg:height="10.515cm" style:rel-height="scale" draw:z-index="2"><draw:image xlink:href="Pictures/1000000100000280000001E0E06FB4B3B54E1B39.png" xlink:type="simple" xlink:show="embed" xlink:actuate="onLoad" draw:mime-type="image/png"/></draw:frame>amet commodo nulla facilisi. Sapien et l.<text:note text:id="ftn3" text:note-class="footnote"><text:note-citation>3</text:note-citation><text:note-body><text:p text:style-name="P3">Vitae congue mauris rhoncus aenean vel elit scelerisque mauris pellentesque.</text:p></text:note-body></text:note>igula ullamcorper malesuada proin libero nunc consequat. Lectus magna fringilla urna porttitor rhoncus dolor. Ligula ullamcorper malesuada proin libero. Ut sem nulla pharetra diam. Donec adipiscing tristiqu<text:change-start text:change-id="ct174778622160"/><text:span text:style-name="T2">e risus n.</text:span><text:span text:style-name="T2"><text:note text:id="ftn4" text:note-class="footnote"><text:note-citation>4</text:note-citation><text:note-body><text:p text:style-name="P3">Vitae congue mauris rhoncus aenean vel elit scelerisque mauris pellentesque.</text:p></text:note-body></text:note></text:span><text:span text:style-name="T2">ec feugiat in fermentum. Ante metus dictum at te</text:span><text:change-end text:change-id="ct174778622160"/>mpor commodo <text:soft-page-break/>ullamcorper a. Non enim praesent elementum facilisis leo vel. Fusce ut placerat orci nulla pellentesque dignissim enim. Sit amet commodo nulla facilisi nullam. Placerat in egestas erat imperdiet sed euismod nisi porta.</text:p>
      <text:p text:style-name="P2">In arcu cursus euismod quis. Semper eget duis at tellus at urna condimentum mattis pellentesque. Duis at consectetur lorem donec massa sapien faucibus et molestie. Scelerisque purus semper eget duis .<text:note text:id="ftn5" text:note-class="footnote"><text:note-citation>5</text:note-citation><text:note-body><text:p text:style-name="P3">Vitae congue mauris rhoncus aenean vel elit scelerisque mauris pellentesque.</text:p></text:note-body></text:note>at. Egestas egestas fringilla phasellus faucibus scelerisque eleifend donec pretium. Porttitor lacus luctus accumsan tortor posuere ac ut consequat semper. Mauris pellentesque pulvinar pellentesque habitant morbi tristique senectus. Tempor nec feugiat nisl pretium fusce id velit. Egestas erat imperdiet sed euismod nisi. Quis viverra nibh cras pulvinar.</text:p>
      <text:p text:style-name="P2"><draw:frame draw:style-name="fr1" draw:name="Frame69" text:anchor-type="paragraph" svg:x="0.012cm" svg:y="0cm" svg:width="6.904cm" draw:z-index="0"><draw:text-box fo:min-height="9.204cm"><text:p text:style-name="Figure"><draw:frame draw:style-name="fr4" draw:name="Image77" text:anchor-type="as-char" svg:width="6.904cm" style:rel-width="100%" svg:height="9.204cm" style:rel-height="scale" draw:z-index="1"><draw:image xlink:href="Pictures/10000000000004B000000640BA3D378BE593C71F.jpg" xlink:type="simple" xlink:show="embed" xlink:actuate="onLoad" draw:mime-type="image/jpeg"/></draw:frame><text:span text:style-name="T1"><text:line-break/></text:span>Figure <text:sequence text:ref-name="refFigure0" text:name="Figure" text:formula="ooow:Figure+1" style:num-format="1">1</text:sequence>: Hay Rake in Weeds</text:p></draw:text-box></draw:frame>Lectus nulla at volutpat diam ut venenatis tellus. Ullamcorper velit sed ullamcorper morbi. Amet massa vitae tortor condimentum lacinia. Vitae congue eu consequat ac felis donec et. Amet consectetur adipiscing.<text:note text:id="ftn6" text:note-class="footnote"><text:note-citation>6</text:note-citation><text:note-body><text:p text:style-name="P3">Vitae congue mauris rhoncus aenean vel elit scelerisque mauris pellentesque.</text:p></text:note-body></text:note> elit duis tristique. Platea dictumst vestibulum rhoncus est pellentesque. Nibh ipsum consequat nisl vel pretium lectus quam. Nulla facilisi nullam vehicula ipsum a arcu cursus. Proin gravida hendrerit lectus a. Porttitor rhoncus dolor purus non enim praesent elementum facilisis leo. Viverra aliquet eget sit amet tellus cras adipiscing. Maecenas ultricies mi eget mauris pharetra. Euismod nisi porta lorem mollis aliquam ut porttitor leo. Proin sed libero <text:soft-page-break/><text:span text:style-name="T5">enim sed. Purus faucibus ornare suspendisse sed nisi lacus sed viverra tellus. Nec tincidunt praesent semper feugiat nibh sed pulvinar proin gravida.</text:span></text:p>
      <text:p text:style-name="P2">Phasellus vestibulum lorem sed risus ultricies. Adipiscing vitae proin sagittis nisl rhoncus mattis rhoncus urna neque. Fringilla urna porttitor rhoncus dolor. Diam in arcu cursus euismod quis viverra n.<text:note text:id="ftn7" text:note-class="footnote"><text:note-citation>7</text:note-citation><text:note-body><text:p text:style-name="P3">Vitae congue mauris rhoncus aenean vel elit scelerisque mauris pellentesque.</text:p></text:note-body></text:note>ibh cras. Sit amet mattis vulputate enim nulla aliquet porttitor lacus. Viverra justo nec ultrices dui. Ut sem viverra aliquet eget sit amet tellus cras. Proin libero nunc consequat interdum varius sit. Ultrices mi tempus imperdiet nulla malesuada pellentesque elit eget. Ipsum nunc aliquet bibendum enim facilisis gravida neque convallis a. Vel quam elementum pulvinar etiam non quam lacus suspendisse. Consequat id porta nibh venenatis. Faucibus scelerisque eleifend donec pretium vulputate sapien nec. Varius sit amet mattis vulputate enim nulla aliquet porttitor. Ac auctor augue mauris augue neque gravida.</text:p>
      <text:p text:style-name="P2"><draw:frame draw:style-name="fr3" draw:name="Image5" text:anchor-type="paragraph" svg:x="0.289cm" svg:y="2.607cm" svg:width="14.019cm" style:rel-width="100%" svg:height="10.515cm" style:rel-height="scale" draw:z-index="3"><draw:image xlink:href="Pictures/1000000100000280000001E0E06FB4B3B54E1B39.png" xlink:type="simple" xlink:show="embed" xlink:actuate="onLoad" draw:mime-type="image/png"/></draw:frame><text:soft-page-break/>Id velit ut tortor pretium viverra suspendisse potenti nullam. Semper feugiat nibh sed pulvinar. Pulvinar neque laoreet suspendisse interdum. Neque viverra justo nec ultrices dui sapien. Quis eleifend quam adipiscing vitae proin sagittis nisl. Sit amet luctus venenatis lectus magna fringilla urna. Nam libero justo laoreet sit amet cursus. Ornare arcu odio ut sem nulla pharetra diam. Volutpat sed cras ornare arcu dui vivamus arcu felis. Sit amet consect.<text:note text:id="ftn8" text:note-class="footnote"><text:note-citation>8</text:note-citation><text:note-body><text:p text:style-name="P3">Vitae congue mauris rhoncus aenean vel elit scelerisque mauris pellentesque.</text:p></text:note-body></text:note>etur adipiscing elit ut aliquam. Massa tincidunt nunc pulvinar sapien et ligula ullamcorper malesuada. Ut lectus arcu bibendum at varius vel. Dolor sit amet consectetur adipiscing elit pellentesque habitant. Ut lectus arcu bibendum at varius vel pharetra vel turpis. Morbi enim nunc faucibus a pellentesque sit. Lacus luctus accumsan tortor posuere. Velit scelerisque in dictum non. Lectus urna duis convallis convallis tellus id interdum velit.</text:p>
      <text:p text:style-name="P2"><text:soft-page-break/>Risus nullam eget felis eget nunc lobortis mattis aliquam. Egestas tellus rutrum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7.01cm" style:type="center"/>
          <style:tab-stop style:position="14.019cm" style:type="right"/>
        </style:tab-stops>
      </style:paragraph-properties>
    </style:style>
    <style:style style:name="Header" style:family="paragraph" style:parent-style-name="Header_20_and_20_Footer" style:class="extra">
      <style:paragraph-properties text:number-lines="false" text:line-number="0">
        <style:tab-stops>
          <style:tab-stop style:position="7.01cm" style:type="center"/>
          <style:tab-stop style:position="14.01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17.78cm" fo:page-height="22.86cm" style:num-format="1" style:print-orientation="portrait" fo:margin-top="1.88cm" fo:margin-bottom="1.88cm" fo:margin-left="1.88cm" fo:margin-right="1.8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page-layout>
    <style:page-layout style:name="Mpm3" style:page-usage="left">
      <style:page-layout-properties fo:page-width="17.78cm" fo:page-height="22.86cm" style:num-format="1" style:print-orientation="portrait" fo:margin-top="1.88cm" fo:margin-bottom="1.88cm" fo:margin-left="1.88cm" fo:margin-right="1.8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Right_20_Page" style:display-name="Right Page" style:page-layout-name="Mpm2" draw:style-name="Mdp1" style:next-style-name="Left_20_Page">
      <style:header>
        <text:p text:style-name="Header"><text:page-number text:select-page="current">5</text:page-number></text:p>
      </style:header>
    </style:master-page>
    <style:master-page style:name="Left_20_Page" style:display-name="Left Page" style:page-layout-name="Mpm3" draw:style-name="Mdp1" style:next-style-name="Right_20_Page">
      <style:header>
        <text:p text:style-name="MP1"><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4-18T16:34:47.246000000</meta:creation-date>
    <dc:date>2022-05-02T20:50:18.102000000</dc:date>
    <meta:editing-duration>PT10M48S</meta:editing-duration>
    <meta:editing-cycles>14</meta:editing-cycles>
    <meta:generator>LibreOfficeDev/7.4.0.0.alpha0$Windows_X86_64 LibreOffice_project/4659fc2f0a7223a89446edff0b77e58758b5edf5</meta:generator>
    <meta:document-statistic meta:table-count="0" meta:image-count="4" meta:object-count="0" meta:page-count="5" meta:paragraph-count="18" meta:word-count="727" meta:character-count="5034" meta:non-whitespace-character-count="4324"/>
  </office:meta>
</office:document-meta>
</file>